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998" officeooo:paragraph-rsid="001eb998"/>
    </style:style>
    <style:style style:name="T1" style:family="text">
      <style:text-properties officeooo:rsid="001fbc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 tudo bem pessoal, meu nome é Thiago Souza do rio de janeiro morador de nova iguaçu. Sou graduado em engenharia de produção, tenho habilitação</text:p>
      <text:p text:style-name="P1">meu maior diferencial é que sou determinado, inteligente e eu sou o tipo de pessoa que você faz uma pergunta que se eu não souber a resposta eu vou dizer que eu não sei, mais eu aposto que eu sei achar a resposta e eu vou achar a resposta. Uma coisa que eu aprendi na trybe é pedir ajuda coisa que na faculdade não rolava muit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20:27:07.563309639</meta:creation-date>
    <dc:date>2022-05-15T19:22:18.222136317</dc:date>
    <meta:editing-duration>PT11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91" meta:character-count="473" meta:non-whitespace-character-count="384"/>
  </office:meta>
</office:document-meta>
</file>